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30pt" fo:language="en" fo:country="US" officeooo:rsid="001754be" officeooo:paragraph-rsid="001754be" style:font-size-asian="30pt" style:font-size-complex="30pt"/>
    </style:style>
    <style:style style:name="P2" style:family="paragraph" style:parent-style-name="Standard">
      <style:paragraph-properties fo:text-align="start" style:justify-single-word="false"/>
      <style:text-properties fo:font-size="12pt" fo:language="en" fo:country="US" officeooo:rsid="001754be" officeooo:paragraph-rsid="001754be" style:font-size-asian="10.5pt" style:font-size-complex="12pt"/>
    </style:style>
    <style:style style:name="P3" style:family="paragraph" style:parent-style-name="Standard">
      <style:paragraph-properties fo:text-align="start" style:justify-single-word="false"/>
      <style:text-properties fo:font-size="12pt" fo:language="en" fo:country="US" officeooo:rsid="00189832" officeooo:paragraph-rsid="00189832" style:font-size-asian="10.5pt" style:font-size-complex="12pt"/>
    </style:style>
    <style:style style:name="P4" style:family="paragraph" style:parent-style-name="Standard">
      <style:paragraph-properties fo:text-align="start" style:justify-single-word="false"/>
      <style:text-properties fo:font-size="12pt" fo:language="en" fo:country="US" officeooo:rsid="001ca385" officeooo:paragraph-rsid="001ca385" style:font-size-asian="10.5pt" style:font-size-complex="12pt"/>
    </style:style>
    <style:style style:name="P5" style:family="paragraph" style:parent-style-name="Standard" style:list-style-name="L1">
      <style:paragraph-properties fo:text-align="start" style:justify-single-word="false"/>
      <style:text-properties fo:font-size="12pt" fo:language="en" fo:country="US" officeooo:rsid="001754be" officeooo:paragraph-rsid="001754be" style:font-size-asian="10.5pt" style:font-size-complex="12pt"/>
    </style:style>
    <style:style style:name="T1" style:family="text">
      <style:text-properties officeooo:rsid="001b4538"/>
    </style:style>
    <style:style style:name="T2" style:family="text">
      <style:text-properties officeooo:rsid="001ca385"/>
    </style:style>
    <style:style style:name="T3" style:family="text">
      <style:text-properties officeooo:rsid="001d8b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MS Assignment Proposal</text:p>
      <text:p text:style-name="P2"/>
      <text:p text:style-name="P2">Section 1:</text:p>
      <text:p text:style-name="P2">Domain Description</text:p>
      <text:p text:style-name="P2">Web Portal to buy and sell Books and Items. Each person has to create an account on the site and then sign in with the account. Each person will have his username, password, name, and contact number stored. He can then put up books or items up for sale. He can also put up that he wants to buy a particular book or item. He can search for books and items put up by others. Along with each listing, the person’s name and phone number is displayed. A book has properties like title, author, publisher, edition, year of publishing, condition and cost. An item has the <text:s/>properties name, description, cost. </text:p>
      <text:p text:style-name="P2"/>
      <text:p text:style-name="P2">Section 2:</text:p>
      <text:p text:style-name="P2">Constraints</text:p>
      <text:p text:style-name="P4">Length of all fields except item description is 50 characters. Length of item description is 500 characters. Only 10 digit <text:s/>mobile numbers are allowed for phone number. User’s password has to be minimum 8 characters, maximum 20 characters. </text:p>
      <text:p text:style-name="P2"/>
      <text:p text:style-name="P2">Section 3:</text:p>
      <text:p text:style-name="P2">Functionality</text:p>
      <text:p text:style-name="P2">When a user logs in <text:span text:style-name="T2">for the first time</text:span>, he has to fill up his Name and Phone number. <text:s/>User can put up books and items for sale, and books or items wanted. <text:s/>Users can search for items and books, and any listing with that substring is listed. Once a book or item is sold, the user can go and set it as sold, so that it is no longer listed. </text:p>
      <text:p text:style-name="P2"/>
      <text:p text:style-name="P2">Section 4:</text:p>
      <text:p text:style-name="P2">GUI Interfaces</text:p>
      <text:list xml:id="list715280518" text:style-name="L1">
        <text:list-item>
          <text:p text:style-name="P5">Login Screen – User logs in</text:p>
        </text:list-item>
        <text:list-item>
          <text:p text:style-name="P5">Signup screen – User can sign up</text:p>
        </text:list-item>
        <text:list-item>
          <text:p text:style-name="P5">Home screen – Default screen that loads up when user logs in. Contains liks to different features of the website</text:p>
        </text:list-item>
        <text:list-item>
          <text:p text:style-name="P5">Add Book Screen –<text:span text:style-name="T1"> User can add book for sale/ want to buy</text:span></text:p>
        </text:list-item>
        <text:list-item>
          <text:p text:style-name="P5">Add Item Screen –<text:span text:style-name="T1"> User can add item for sale/ want to buy</text:span></text:p>
        </text:list-item>
        <text:list-item>
          <text:p text:style-name="P5">Search Listing Screen – Lists found books/items with name and contact number of person who put it up</text:p>
        </text:list-item>
      </text:list>
      <text:p text:style-name="P2"/>
      <text:p text:style-name="P3">Section 5:</text:p>
      <text:p text:style-name="P3">Technology used</text:p>
      <text:p text:style-name="P3">Node.js with express framework is used for the website. <text:span text:style-name="T3">This platform was used as some of the members were already familiar with it, and it is easy for the others to learn</text:span>. MySQL is used for the database. Database is interfaced using node.js package mysql. <text:span text:style-name="T2">Passwords are hased using &lt;insert technique here&gt; before storing in database. </text:span>Cookies implemented using jsonwebtoken. </text:p>
      <text:p text:style-name="P3"/>
      <text:p text:style-name="P3">Sectionn 6:</text:p>
      <text:p text:style-name="P3">Members of group</text:p>
      <text:p text:style-name="P3">Anirudh Srinivasan (2015A7PS382H)</text:p>
      <text:p text:style-name="P3">Ajaykrishna Karthikeyan (2015A7PS044H)</text:p>
      <text:p text:style-name="P3">Nitish Ravishankar (2015A7PS152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9:26:40.461746238</meta:creation-date>
    <dc:date>2017-04-04T09:47:58.854785263</dc:date>
    <meta:editing-duration>PT7M32S</meta:editing-duration>
    <meta:editing-cycles>5</meta:editing-cycles>
    <meta:generator>LibreOffice/5.3.1.2$Linux_X86_64 LibreOffice_project/30m0$Build-2</meta:generator>
    <meta:document-statistic meta:table-count="0" meta:image-count="0" meta:object-count="0" meta:page-count="1" meta:paragraph-count="26" meta:word-count="391" meta:character-count="2228" meta:non-whitespace-character-count="1855"/>
  </office:meta>
</office:document-meta>
</file>